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Jakub Ciechowski</text:p>
      <text:p text:style-name="Heading"><text:tab/>Wstępny plan pracy magisterskiej</text:p>
      <text:p text:style-name="Heading"><text:tab/>Problem galerii sztuki dla odcinków na płaszczyźnie</text:p>
      <text:p text:style-name="P1"/>
      <text:list xml:id="list2367312662305158289" text:style-name="L1">
        <text:list-item>
          <text:p text:style-name="P2">Wprowadzenie</text:p>
        </text:list-item>
        <text:list-item>
          <text:p text:style-name="P2">Podstawowe pojęcia</text:p>
          <text:p text:style-name="P2">Głównie podstawowe pojęcia geometryczne, może jeszcze kiedy strażnik strzeże miejsca lub punktu.</text:p>
        </text:list-item>
        <text:list-item>
          <text:p text:style-name="P2">Klasyczny problem galerii sztuki dla wielokątów prostych.</text:p>
          <text:list>
            <text:list-header>
              <text:p text:style-name="P2">W tym rozdziale planuję omówić klasyczny problem dla różnych typów strażników (mobilnych, rozmieszczony na krawędziach oraz w wierzchołkach) opracowany przez Chvatala wraz z jego dowodem.</text:p>
              <text:p text:style-name="P2">Poza tym chciałbym przedstawić dowód Fiska oraz dowód na to, że każdy wielokąt można podzielić na trójkąty. W tej części również przybliżę zagadnienia związane z wielokątami z dziurami oraz strzeżenie krawędzi i ścian.</text:p>
            </text:list-header>
          </text:list>
        </text:list-item>
        <text:list-item>
          <text:p text:style-name="P2">Strzeżenie odcinków</text:p>
          <text:list>
            <text:list-header>
              <text:p text:style-name="P2">Tę część chciałbym poświęcić niektórym wariacjom problemu odcinków przesłaniających widoczność. Głównie myślę o problemie iluminacji oraz k-nadajników.</text:p>
            </text:list-header>
          </text:list>
        </text:list-item>
        <text:list-item>
          <text:p text:style-name="P2">Siatki</text:p>
          <text:list>
            <text:list-header>
              <text:p text:style-name="P2">Siatki w 2D oraz 3D. Dowód, że rozmieszczenie strażników w 3D jest klasy NP przez redukcję do problemu pokrycia wierzchołkowego grafu. </text:p>
            </text:list-header>
          </text:list>
        </text:list-item>
        <text:list-item>
          <text:p text:style-name="P2">Problem pościgu strażnika i złodzieja</text:p>
        </text:list-item>
        <text:list-item>
          <text:p text:style-name="P2">Podsumowanie i wnioski.</text:p>
        </text:list-item>
      </text:list>
      <text:p text:style-name="P1"/>
      <text:p text:style-name="P1"><text:tab/></text:p>
      <text:list xml:id="list30718442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</meta:initial-creator>
    <meta:creation-date>2014-01-15T16:41:05.76</meta:creation-date>
    <dc:date>2014-01-22T10:57:49.60</dc:date>
    <dc:creator>Jakub </dc:creator>
    <meta:editing-duration>PT45M54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16" meta:word-count="149" meta:character-count="1082"/>
  </office:meta>
</office:document-meta>
</file>